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3.0626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355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c0c0c0"/>
      <style:text-properties fo:color="#000000"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Arial Unicode MS" style:font-name-complex="Arial Unicode MS"/>
    </style:style>
    <style:style style:name="T2" style:family="text">
      <style:text-properties style:font-name="Arial" style:font-name-asian="Arial Unicode MS" style:font-name-complex="F"/>
    </style:style>
    <style:style style:name="T3" style:family="text">
      <style:text-properties style:font-name="Arial" style:font-name-asian="Arial Unicode MS" style:font-name-complex="Arial Unicode MS"/>
    </style:style>
    <style:style style:name="T4" style:family="text">
      <style:text-properties style:font-name-asian="Arial Unicode MS" style:font-name-complex="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Group/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1</text:p>
          </table:table-cell>
          <table:table-cell table:style-name="ce4" office:value-type="string" calcext:value-type="string">
            <text:p>03:00-09:00 </text:p>
            <text:p>12:00-18:00</text:p>
          </table:table-cell>
          <table:table-cell table:style-name="ce5" office:value-type="string" calcext:value-type="string">
            <text:p><text:span text:style-name="T1">10:00-17:00</text:span></text:p>
            <text:p><text:span text:style-name="T1">20:00-01:00</text:span></text:p>
          </table:table-cell>
          <table:table-cell table:style-name="ce5" office:value-type="string" calcext:value-type="string">
            <text:p><text:span text:style-name="T2">09:00-16:00</text:span></text:p>
            <text:p><text:span text:style-name="T3">19:00-24:00</text:span></text:p>
          </table:table-cell>
          <table:table-cell table:style-name="ce5" office:value-type="string" calcext:value-type="string">
            <text:p><text:span text:style-name="T2">07:00-14:00</text:span></text:p>
            <text:p><text:span text:style-name="T3">18:00-23:00</text:span></text:p>
          </table:table-cell>
          <table:table-cell table:style-name="ce5" office:value-type="string" calcext:value-type="string">
            <text:p><text:span text:style-name="T4">06:00-13:00</text:span></text:p>
            <text:p><text:span text:style-name="T4">17:00-22:00</text:span></text:p>
          </table:table-cell>
          <table:table-cell table:style-name="ce5" office:value-type="string" calcext:value-type="string">
            <text:p><text:span text:style-name="T2">05:00-12:00</text:span></text:p>
            <text:p><text:span text:style-name="T3">16:00-21:00</text:span></text:p>
          </table:table-cell>
          <table:table-cell table:style-name="ce5" office:value-type="string" calcext:value-type="string">
            <text:p><text:span text:style-name="T2">04:00-10:00</text:span></text:p>
            <text:p><text:span text:style-name="T3">14:00-20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2</text:p>
          </table:table-cell>
          <table:table-cell table:style-name="ce4" office:value-type="string" calcext:value-type="string">
            <text:p>04:00-10:00</text:p>
            <text:p>14:00-20:00</text:p>
          </table:table-cell>
          <table:table-cell table:style-name="ce5" office:value-type="string" calcext:value-type="string">
            <text:p><text:span text:style-name="T2">03:00-09:00 </text:span></text:p>
            <text:p><text:span text:style-name="T3">12:00-18:00</text:span></text:p>
          </table:table-cell>
          <table:table-cell table:style-name="ce5" office:value-type="string" calcext:value-type="string">
            <text:p><text:span text:style-name="T1">10:00-17:00</text:span></text:p>
            <text:p><text:span text:style-name="T1">20:00-01:00</text:span></text:p>
          </table:table-cell>
          <table:table-cell table:style-name="ce5" office:value-type="string" calcext:value-type="string">
            <text:p><text:span text:style-name="T2">09:00-16:00</text:span></text:p>
            <text:p><text:span text:style-name="T3">19:00-24:00</text:span></text:p>
          </table:table-cell>
          <table:table-cell table:style-name="ce5" office:value-type="string" calcext:value-type="string">
            <text:p><text:span text:style-name="T2">07:00-14:00</text:span></text:p>
            <text:p><text:span text:style-name="T3">18:00-23:00</text:span></text:p>
          </table:table-cell>
          <table:table-cell table:style-name="ce5" office:value-type="string" calcext:value-type="string">
            <text:p><text:span text:style-name="T4">06:00-13:00</text:span></text:p>
            <text:p><text:span text:style-name="T4">17:00-22:00</text:span></text:p>
          </table:table-cell>
          <table:table-cell table:style-name="ce5" office:value-type="string" calcext:value-type="string">
            <text:p><text:span text:style-name="T2">05:00-12:00</text:span></text:p>
            <text:p><text:span text:style-name="T3">16:00-21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3</text:p>
          </table:table-cell>
          <table:table-cell table:style-name="ce4" office:value-type="string" calcext:value-type="string">
            <text:p>05:00-12:00</text:p>
            <text:p>16:00-21:00</text:p>
          </table:table-cell>
          <table:table-cell table:style-name="ce5" office:value-type="string" calcext:value-type="string">
            <text:p><text:span text:style-name="T2">04:00-10:00</text:span></text:p>
            <text:p><text:span text:style-name="T3">14:00-20:00</text:span></text:p>
          </table:table-cell>
          <table:table-cell table:style-name="ce5" office:value-type="string" calcext:value-type="string">
            <text:p><text:span text:style-name="T2">03:00-09:00 </text:span></text:p>
            <text:p><text:span text:style-name="T3">12:00-18:00</text:span></text:p>
          </table:table-cell>
          <table:table-cell table:style-name="ce5" office:value-type="string" calcext:value-type="string">
            <text:p><text:span text:style-name="T1">10:00-17:00</text:span></text:p>
            <text:p><text:span text:style-name="T1">20:00-01:00</text:span></text:p>
          </table:table-cell>
          <table:table-cell table:style-name="ce5" office:value-type="string" calcext:value-type="string">
            <text:p><text:span text:style-name="T2">09:00-16:00</text:span></text:p>
            <text:p><text:span text:style-name="T3">19:00-24:00</text:span></text:p>
          </table:table-cell>
          <table:table-cell table:style-name="ce5" office:value-type="string" calcext:value-type="string">
            <text:p><text:span text:style-name="T2">07:00-14:00</text:span></text:p>
            <text:p><text:span text:style-name="T3">18:00-23:00</text:span></text:p>
          </table:table-cell>
          <table:table-cell table:style-name="ce5" office:value-type="string" calcext:value-type="string">
            <text:p><text:span text:style-name="T4">06:00-13:00</text:span></text:p>
            <text:p><text:span text:style-name="T4">17:00-22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4</text:p>
          </table:table-cell>
          <table:table-cell table:style-name="ce4" office:value-type="string" calcext:value-type="string">
            <text:p>06:00-13:00</text:p>
            <text:p>17:00-22:00</text:p>
          </table:table-cell>
          <table:table-cell table:style-name="ce5" office:value-type="string" calcext:value-type="string">
            <text:p><text:span text:style-name="T2">05:00-12:00</text:span></text:p>
            <text:p><text:span text:style-name="T3">16:00-21:00</text:span></text:p>
          </table:table-cell>
          <table:table-cell table:style-name="ce5" office:value-type="string" calcext:value-type="string">
            <text:p><text:span text:style-name="T2">04:00-10:00</text:span></text:p>
            <text:p><text:span text:style-name="T3">14:00-20:00</text:span></text:p>
          </table:table-cell>
          <table:table-cell table:style-name="ce5" office:value-type="string" calcext:value-type="string">
            <text:p><text:span text:style-name="T2">03:00-09:00 </text:span></text:p>
            <text:p><text:span text:style-name="T3">12:00-18:00</text:span></text:p>
          </table:table-cell>
          <table:table-cell table:style-name="ce5" office:value-type="string" calcext:value-type="string">
            <text:p><text:span text:style-name="T1">10:00-17:00</text:span></text:p>
            <text:p><text:span text:style-name="T1">20:00-01:00</text:span></text:p>
          </table:table-cell>
          <table:table-cell table:style-name="ce5" office:value-type="string" calcext:value-type="string">
            <text:p><text:span text:style-name="T2">09:00-16:00</text:span></text:p>
            <text:p><text:span text:style-name="T3">19:00-24:00</text:span></text:p>
          </table:table-cell>
          <table:table-cell table:style-name="ce5" office:value-type="string" calcext:value-type="string">
            <text:p><text:span text:style-name="T2">07:00-14:00</text:span></text:p>
            <text:p><text:span text:style-name="T3">18:00-23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5</text:p>
          </table:table-cell>
          <table:table-cell table:style-name="ce4" office:value-type="string" calcext:value-type="string">
            <text:p>07:00-14:00</text:p>
            <text:p>18:00-23:00</text:p>
          </table:table-cell>
          <table:table-cell table:style-name="ce5" office:value-type="string" calcext:value-type="string">
            <text:p><text:span text:style-name="T4">06:00-13:00</text:span></text:p>
            <text:p><text:span text:style-name="T4">17:00-22:00</text:span></text:p>
          </table:table-cell>
          <table:table-cell table:style-name="ce5" office:value-type="string" calcext:value-type="string">
            <text:p><text:span text:style-name="T2">05:00-12:00</text:span></text:p>
            <text:p><text:span text:style-name="T3">16:00-21:00</text:span></text:p>
          </table:table-cell>
          <table:table-cell table:style-name="ce5" office:value-type="string" calcext:value-type="string">
            <text:p><text:span text:style-name="T2">04:00-10:00</text:span></text:p>
            <text:p><text:span text:style-name="T3">14:00-20:00</text:span></text:p>
          </table:table-cell>
          <table:table-cell table:style-name="ce5" office:value-type="string" calcext:value-type="string">
            <text:p><text:span text:style-name="T2">03:00-09:00 </text:span></text:p>
            <text:p><text:span text:style-name="T3">12:00-18:00</text:span></text:p>
          </table:table-cell>
          <table:table-cell table:style-name="ce5" office:value-type="string" calcext:value-type="string">
            <text:p><text:span text:style-name="T1">10:00-17:00</text:span></text:p>
            <text:p><text:span text:style-name="T1">20:00-01:00</text:span></text:p>
          </table:table-cell>
          <table:table-cell table:style-name="ce5" office:value-type="string" calcext:value-type="string">
            <text:p><text:span text:style-name="T2">09:00-16:00</text:span></text:p>
            <text:p><text:span text:style-name="T3">19:00-24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6</text:p>
          </table:table-cell>
          <table:table-cell table:style-name="ce4" office:value-type="string" calcext:value-type="string">
            <text:p>09:00-16:00</text:p>
            <text:p>19:00-24:00</text:p>
          </table:table-cell>
          <table:table-cell table:style-name="ce5" office:value-type="string" calcext:value-type="string">
            <text:p><text:span text:style-name="T2">07:00-14:00</text:span></text:p>
            <text:p><text:span text:style-name="T3">18:00-23:00</text:span></text:p>
          </table:table-cell>
          <table:table-cell table:style-name="ce5" office:value-type="string" calcext:value-type="string">
            <text:p><text:span text:style-name="T4">06:00-13:00</text:span></text:p>
            <text:p><text:span text:style-name="T4">17:00-22:00</text:span></text:p>
          </table:table-cell>
          <table:table-cell table:style-name="ce5" office:value-type="string" calcext:value-type="string">
            <text:p><text:span text:style-name="T2">05:00-12:00</text:span></text:p>
            <text:p><text:span text:style-name="T3">16:00-21:00</text:span></text:p>
          </table:table-cell>
          <table:table-cell table:style-name="ce5" office:value-type="string" calcext:value-type="string">
            <text:p><text:span text:style-name="T2">04:00-10:00</text:span></text:p>
            <text:p><text:span text:style-name="T3">14:00-20:00</text:span></text:p>
          </table:table-cell>
          <table:table-cell table:style-name="ce5" office:value-type="string" calcext:value-type="string">
            <text:p><text:span text:style-name="T2">03:00-09:00 </text:span></text:p>
            <text:p><text:span text:style-name="T3">12:00-18:00</text:span></text:p>
          </table:table-cell>
          <table:table-cell table:style-name="ce5" office:value-type="string" calcext:value-type="string">
            <text:p><text:span text:style-name="T1">10:00-17:00</text:span></text:p>
            <text:p><text:span text:style-name="T1">20:00-01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7</text:p>
          </table:table-cell>
          <table:table-cell table:style-name="ce4" office:value-type="string" calcext:value-type="string">
            <text:p>10:00-17:00</text:p>
            <text:p>20:00-01:00</text:p>
          </table:table-cell>
          <table:table-cell table:style-name="ce5" office:value-type="string" calcext:value-type="string">
            <text:p><text:span text:style-name="T2">09:00-16:00</text:span></text:p>
            <text:p><text:span text:style-name="T3">19:00-24:00</text:span></text:p>
          </table:table-cell>
          <table:table-cell table:style-name="ce5" office:value-type="string" calcext:value-type="string">
            <text:p><text:span text:style-name="T2">07:00-14:00</text:span></text:p>
            <text:p><text:span text:style-name="T3">18:00-23:00</text:span></text:p>
          </table:table-cell>
          <table:table-cell table:style-name="ce5" office:value-type="string" calcext:value-type="string">
            <text:p><text:span text:style-name="T4">06:00-13:00</text:span></text:p>
            <text:p><text:span text:style-name="T4">17:00-22:00</text:span></text:p>
          </table:table-cell>
          <table:table-cell table:style-name="ce5" office:value-type="string" calcext:value-type="string">
            <text:p><text:span text:style-name="T2">05:00-12:00</text:span></text:p>
            <text:p><text:span text:style-name="T3">16:00-21:00</text:span></text:p>
          </table:table-cell>
          <table:table-cell table:style-name="ce5" office:value-type="string" calcext:value-type="string">
            <text:p><text:span text:style-name="T2">04:00-10:00</text:span></text:p>
            <text:p><text:span text:style-name="T3">14:00-20:00</text:span></text:p>
          </table:table-cell>
          <table:table-cell table:style-name="ce5" office:value-type="string" calcext:value-type="string">
            <text:p><text:span text:style-name="T2">03:00-09:00 </text:span></text:p>
            <text:p><text:span text:style-name="T3">12:00-18:00</text:span>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18:56:27.3798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9:04:36.275569000</dc:date>
    <meta:generator>LibreOffice/4.1.4.2$MacOSX_x86 LibreOffice_project/0a0440ccc0227ad9829de5f46be37cfb6edcf72</meta:generator>
    <meta:editing-duration>PT35M52S</meta:editing-duration>
    <meta:editing-cycles>132</meta:editing-cycles>
    <meta:document-statistic meta:table-count="1" meta:cell-count="64" meta:object-count="0"/>
    <meta:user-defined meta:name=""/>
  </office:meta>
</office:document-meta>
</file>